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03A0000471C5B5CECDB.svm"/>
  <manifest:file-entry manifest:media-type="" manifest:full-path="Pictures/2000000700003B89000009D35D7B5122.svm"/>
  <manifest:file-entry manifest:media-type="" manifest:full-path="Pictures/200000070000462E00004786DCFD69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font-name="Courier New"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dpress basic setup</text:p>
      <text:p text:style-name="P1"/>
      <text:p text:style-name="P2">Une fois qu'on a setup notre serveur (nginx par exemple), ainsi qu'une base de données mysql et éventuellement phpMyAdmin, installer wordpress est très simple.</text:p>
      <text:p text:style-name="P2"/>
      <text:p text:style-name="P2">On télécharge la version désirée sous la forme d'archive <text:span text:style-name="T1">.tar.gz</text:span> depuis leur site. On crée notre fichier de configuration personnalisé, et on run un script de ce type :</text:p>
      <text:p text:style-name="P2"/>
      <text:p text:style-name="P2"><draw:frame draw:style-name="fr1" draw:name="images1" text:anchor-type="paragraph" svg:width="15.242cm" svg:height="2.515cm" draw:z-index="0"><draw:image xlink:href="Pictures/2000000700003B89000009D35D7B5122.svm" xlink:type="simple" xlink:show="embed" xlink:actuate="onLoad"/></draw:frame></text:p>
      <text:p text:style-name="P2">Où on décompresse l'archive wordpress dans le dossier de notre serveur web, on supprime l'archive, et on transfert notre fichier de configuration dans le dossier correct. Le fichier de configuration ressemble à ça :</text:p>
      <text:p text:style-name="P2"/>
      <text:p text:style-name="P2"><draw:frame draw:style-name="fr2" draw:name="images2" text:anchor-type="paragraph" svg:width="16.999cm" svg:height="17.323cm" draw:z-index="1"><draw:image xlink:href="Pictures/200000070000462E00004786DCFD69FF.svm" xlink:type="simple" xlink:show="embed" xlink:actuate="onLoad"/></draw:frame></text:p>
      <text:p text:style-name="P2"><text:soft-page-break/></text:p>
      <text:p text:style-name="P2"><draw:frame draw:style-name="fr3" draw:name="images3" text:anchor-type="paragraph" svg:width="20.064cm" svg:height="14.825cm" draw:z-index="2"><draw:image xlink:href="Pictures/200000070000603A0000471C5B5CECDB.svm" xlink:type="simple" xlink:show="embed" xlink:actuate="onLoad"/></draw:frame></text:p>
      <text:p text:style-name="P2">Dans la première image, on voit qu'on renseigne la base de données (on a créé une base de données appelée "wordpress" en amont), l'utilisateur (qui doit posséder les droits sur la base de données "wordpress"), et l'hôte de la base de données (ici localhost).</text:p>
      <text:p text:style-name="P2"/>
      <text:p text:style-name="P2">Dans la seconde image, on a généré les "unique phrases" grâce justement à l'outils wordpress, simplement en se rendant à l'adresse <text:a xlink:type="simple" xlink:href="https://api.wordpress.org.secret-key/1.1/salt/" text:style-name="Internet_20_link" text:visited-style-name="Visited_20_Internet_20_Link">https://api.wordpress.org.secret-key/1.1/salt/</text:a>. Et c'est tout, wordpress est install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1M36S</meta:editing-duration>
    <meta:editing-cycles>3</meta:editing-cycles>
    <meta:generator>OpenOffice/4.1.5$Win32 OpenOffice.org_project/415m1$Build-9789</meta:generator>
    <dc:date>2020-12-16T12:16:04.95</dc:date>
    <meta:document-statistic meta:table-count="0" meta:image-count="3" meta:object-count="0" meta:page-count="2" meta:paragraph-count="6" meta:word-count="162" meta:character-count="1038"/>
    <meta:user-defined meta:name="Info 1"/>
    <meta:user-defined meta:name="Info 2"/>
    <meta:user-defined meta:name="Info 3"/>
    <meta:user-defined meta:name="Info 4"/>
  </office:meta>
</office:document-meta>
</file>